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90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number-columns-repeated="2" table:style-name="ce98" office:value-type="string" calcext:value-type="string">
            <text:p>-</text:p>
          </table:table-cell>
          <table:table-cell table:style-name="ce98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89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4.18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89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2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06"/>
          <table:table-cell table:style-name="ce114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4"/>
          <table:covered-table-cell table:number-columns-repeated="4" table:style-name="ce106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114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4"/>
          <table:covered-table-cell table:number-columns-repeated="4" table:style-name="ce106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114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4"/>
          <table:covered-table-cell table:number-columns-repeated="4" table:style-name="ce106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90"/>
        <table:table-column table:style-name="co14" table:default-cell-style-name="ce153"/>
        <table:table-column table:style-name="co15" table:default-cell-style-name="ce157"/>
        <table:table-column table:style-name="co12" table:default-cell-style-name="ce157"/>
        <table:table-column table:style-name="co16" table:default-cell-style-name="ce153"/>
        <table:table-column table:style-name="co11" table:number-columns-repeated="992" table:default-cell-style-name="ce167"/>
        <table:table-column table:style-name="co11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C++</text:p>
          </table:table-cell>
          <table:table-cell table:style-name="ce149" office:value-type="string" calcext:value-type="string">
            <text:p>git-helper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1.0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libgit2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9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89" office:value-type="float" office:value="7" calcext:value-type="float">
            <text:p>7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3:04:43.72368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2M26S</meta:editing-duration>
    <meta:editing-cycles>1467</meta:editing-cycles>
    <meta:generator>LibreOffice/25.8.2.2$Windows_X86_64 LibreOffice_project/d401f2107ccab8f924a8e2df40f573aab7605b6f</meta:generator>
    <dc:date>2025-10-29T13:06:01.175733800</dc:date>
    <meta:document-statistic meta:table-count="2" meta:cell-count="228" meta:object-count="0"/>
    <meta:user-defined meta:name="Info 1"/>
    <meta:user-defined meta:name="Info 2"/>
    <meta:user-defined meta:name="Info 3"/>
    <meta:user-defined meta:name="Info 4"/>
  </office:meta>
</office:document-meta>
</file>